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row table:style-name="ro1">
          <table:table-cell table:style-name="ce2" office:value-type="string" calcext:value-type="string">
            <text:p>MFR 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ce4"/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formula="of:=IF([.D3]*[.B34]&lt;10; 1.17; 0.972)"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0.972" calcext:value-type="float">
            <text:p>0.97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formula="of:=IF([.D4]*[.$B$34]&lt;10; 0.51; 0.4305)" office:value-type="float" office:value="0.4305" calcext:value-type="float">
            <text:p>0.430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305" calcext:value-type="float">
            <text:p>0.430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table:formula="of:=[.C5]*[.D5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7]*[.D7]" office:value-type="float" office:value="0.0324" calcext:value-type="float">
            <text:p>0.0324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7]=&quot;y&quot;;3;0)" office:value-type="float" office:value="0" calcext:value-type="float">
            <text:p>0</text:p>
          </table:table-cell>
          <table:table-cell table:style-name="ce12" table:formula="of:=[.G7]/[.$B$34]" office:value-type="float" office:value="0" calcext:value-type="float">
            <text:p>0</text:p>
          </table:table-cell>
          <table:table-cell table:style-name="ce20" office:value-type="string" calcext:value-type="string">
            <text:p>10uF cap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0.0022" calcext:value-type="float">
            <text:p>0.0022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0015" calcext:value-type="float">
            <text:p>0.001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0006" calcext:value-type="float">
            <text:p>0.00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D21]" office:value-type="float" office:value="0.001" calcext:value-type="float">
            <text:p>0.001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0603 240R</text:p>
          </table:table-cell>
        </table:table-row>
        <table:table-row table:style-name="ro1">
          <table:table-cell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1772" calcext:value-type="float">
            <text:p>0.1772</text:p>
          </table:table-cell>
          <table:table-cell office:value-type="string" calcext:value-type="string">
            <text:p>n</text:p>
          </table:table-cell>
          <table:table-cell table:formula="of:=IF([.F22]=&quot;y&quot;;3;0)" office:value-type="float" office:value="0" calcext:value-type="float">
            <text:p>0</text:p>
          </table:table-cell>
          <table:table-cell table:formula="of:=[.G22]/[.$B$34]" office:value-type="float" office:value="0" calcext:value-type="float">
            <text:p>0</text:p>
          </table:table-cell>
          <table:table-cell office:value-type="string" calcext:value-type="string">
            <text:p>32k crystal, 12.5pF load capacitence</text:p>
          </table:table-cell>
        </table:table-row>
        <table:table-row table:style-name="ro1"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float" office:value="0.0043" calcext:value-type="float">
            <text:p>0.004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23]*[.D23]" office:value-type="float" office:value="0.0086" calcext:value-type="float">
            <text:p>0.008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 office:value-type="string" calcext:value-type="string">
            <text:p>10pF crystal load caps, 0402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7]*[.D27]" office:value-type="float" office:value="0.0107" calcext:value-type="float">
            <text:p>0.0107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 office:value-type="string" calcext:value-type="string">
            <text:p>Green LED</text:p>
          </table:table-cell>
        </table:table-row>
        <table:table-row table:style-name="ro1">
          <table:table-cell office:value-type="string" calcext:value-type="string">
            <text:p>TPS2115ADRBT</text:p>
          </table:table-cell>
          <table:table-cell office:value-type="string" calcext:value-type="string">
            <text:p>C2863458</text:p>
          </table:table-cell>
          <table:table-cell table:formula="of:=IF([.D28]*[.$B$34]&lt;10; 0.462; 0.4515)" office:value-type="float" office:value="0.4515" calcext:value-type="float">
            <text:p>0.4515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4515" calcext:value-type="float">
            <text:p>0.4515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[.$B$34]" office:value-type="float" office:value="0.3" calcext:value-type="float">
            <text:p>0.3</text:p>
          </table:table-cell>
          <table:table-cell office:value-type="string" calcext:value-type="string">
            <text:p>Power mux</text:p>
          </table:table-cell>
        </table:table-row>
        <table:table-row table:style-name="ro1">
          <table:table-cell office:value-type="string" calcext:value-type="string">
            <text:p>0402WGF4700TCE</text:p>
          </table:table-cell>
          <table:table-cell office:value-type="string" calcext:value-type="string">
            <text:p>C25117</text:p>
          </table:table-cell>
          <table:table-cell office:value-type="float" office:value="0.0006" calcext:value-type="float">
            <text:p>0.000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9]*[.D29]" office:value-type="float" office:value="0.0006" calcext:value-type="float">
            <text:p>0.000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 office:value-type="string" calcext:value-type="string">
            <text:p>470R 0402</text:p>
          </table:table-cell>
        </table:table-row>
        <table:table-row table:style-name="ro1">
          <table:table-cell table:style-name="ce6" office:value-type="string" calcext:value-type="string">
            <text:p>3002</text:p>
          </table:table-cell>
          <table:table-cell table:style-name="ce11" office:value-type="string" calcext:value-type="string">
            <text:p>36-3002-ND</text:p>
          </table:table-cell>
          <table:table-cell table:formula="of:=IF([.D30]*[.B61]&lt;10; 0.47; 0.391)"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47" calcext:value-type="float">
            <text:p>0.47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 office:value-type="string" calcext:value-type="string">
            <text:p>CR2032 holder from Digikey. MFR Keystone</text:p>
          </table:table-cell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9"/>
          <table:table-cell table:style-name="ce15" table:number-columns-repeated="3"/>
          <table:table-cell table:style-name="ce15" table:formula="of:=[.C32]*[.D32]" office:value-type="float" office:value="0" calcext:value-type="float">
            <text:p>0</text:p>
          </table:table-cell>
          <table:table-cell table:style-name="ce15"/>
          <table:table-cell table:style-name="ce15" table:formula="of:=IF([.F32]=&quot;y&quot;;3;0)" office:value-type="float" office:value="0" calcext:value-type="float">
            <text:p>0</text:p>
          </table:table-cell>
          <table:table-cell table:style-name="ce15" table:formula="of:=[.G32]/[.$B$3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3.0018" calcext:value-type="float">
            <text:p>3.0018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4.8018" calcext:value-type="float">
            <text:p>4.8018</text:p>
          </table:table-cell>
          <table:table-cell table:style-name="Default" table:formula="of:=SUM([.H2:.H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30.018" calcext:value-type="float">
            <text:p>30.018</text:p>
          </table:table-cell>
          <table:table-cell table:style-name="Default"/>
          <table:table-cell table:style-name="ce17" table:formula="of:=[.G33]*[.B34]" office:value-type="float" office:value="48.018" calcext:value-type="float">
            <text:p>48.018</text:p>
          </table:table-cell>
          <table:table-cell table:style-name="Default"/>
          <table:table-cell table:style-name="Default" table:formula="of:=SUMPRODUCT([.G2:.G31];[.D2:.D31])/3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5.2018" calcext:value-type="float">
            <text:p>5.201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ce3" table:formula="of:=[.G35]*[.B34]" office:value-type="float" office:value="52.018" calcext:value-type="float">
            <text:p>52.018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gulator cost</text:p>
          </table:table-cell>
          <table:table-cell table:style-name="Default" table:formula="of:=[.E11]+[.G11]/[.B34]+[.E18]+[.G18]/[.B34]" office:value-type="float" office:value="0.894" calcext:value-type="float">
            <text:p>0.894</text:p>
          </table:table-cell>
          <table:table-cell table:style-name="Default" table:number-columns-repeated="2"/>
        </table:table-row>
      </table:table>
      <table:table table:name="Power Budge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6" calcext:value-type="float">
            <text:p>2.72097482668486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4" calcext:value-type="float">
            <text:p>0.000554082987857144</text:p>
          </table:table-cell>
          <table:table-cell table:number-columns-repeated="6"/>
          <table:table-cell table:style-name="ce39" office:value-type="string" calcext:value-type="string" table:number-columns-spanned="2" table:number-rows-spanned="1">
            <text:p>Sleep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Run</text:p>
          </table:table-cell>
          <table:covered-table-cell table:style-name="ce39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39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4" calcext:value-type="float">
            <text:p>0.000554082987857144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19" calcext:value-type="float">
            <text:p>441018.413045019</text:p>
          </table:table-cell>
          <table:table-cell table:formula="of:=[.D8]/24" office:value-type="float" office:value="18375.7672102091" calcext:value-type="float">
            <text:p>18375.7672102091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5" calcext:value-type="float">
            <text:p>918788.360510455</text:p>
          </table:table-cell>
          <table:table-cell table:formula="of:=[.D9]/24" office:value-type="float" office:value="38282.8483546023" calcext:value-type="float">
            <text:p>38282.8483546023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4" calcext:value-type="float">
            <text:p>73503.0688408364</text:p>
          </table:table-cell>
          <table:table-cell table:formula="of:=[.D10]/24" office:value-type="float" office:value="3062.62786836818" calcext:value-type="float">
            <text:p>3062.62786836818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([.C11]/1000)/[.$C$3]" office:value-type="float" office:value="161706.75144984" calcext:value-type="float">
            <text:p>161706.75144984</text:p>
          </table:table-cell>
          <table:table-cell table:formula="of:=[.D11]/24" office:value-type="float" office:value="6737.78131041001" calcext:value-type="float">
            <text:p>6737.78131041001</text:p>
          </table:table-cell>
          <table:table-cell table:number-columns-repeated="6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3T18:13:04.634468977</dc:date>
    <meta:editing-duration>P1DT12H54M38S</meta:editing-duration>
    <meta:editing-cycles>104</meta:editing-cycles>
    <meta:generator>LibreOffice/7.3.7.2$Linux_X86_64 LibreOffice_project/30$Build-2</meta:generator>
    <meta:document-statistic meta:table-count="2" meta:cell-count="422" meta:object-count="0"/>
  </office:meta>
</office:document-meta>
</file>